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4cb1" officeooo:paragraph-rsid="00054c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every case that the graph is plotted, it was possible to compute a slope with γ value in ]1.8, 2.2[ interval. It was possible to conclude that the network follows a power law and the Barabási-</text:p>
      <text:p text:style-name="P1">Albert model produces scale-free networ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20:27:10.781000000</meta:creation-date>
    <dc:date>2021-05-08T14:59:06.929000000</dc:date>
    <meta:editing-duration>PT19M57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2" meta:word-count="42" meta:character-count="237" meta:non-whitespace-character-count="197"/>
  </office:meta>
</office:document-meta>
</file>